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W_5f_Component">
      <style:graphic-properties draw:auto-grow-height="false" fo:min-height="0cm" fo:min-width="0cm" fo:wrap-option="no-wrap"/>
    </style:style>
    <style:style style:name="gr2" style:family="graphic" style:parent-style-name="W_5f_Label">
      <style:graphic-properties fo:min-height="0.131cm"/>
    </style:style>
    <style:style style:name="gr3" style:family="graphic" style:parent-style-name="W_5f_Component" style:list-style-name="L2"/>
    <style:style style:name="gr4" style:family="graphic" style:parent-style-name="W_5f_Component" style:list-style-name="L2"/>
    <style:style style:name="gr5" style:family="graphic" style:parent-style-name="W_5f_Component" style:list-style-name="L2"/>
    <style:style style:name="gr6" style:family="graphic" style:parent-style-name="W_5f_Component" style:list-style-name="L2"/>
    <style:style style:name="gr7" style:family="graphic" style:parent-style-name="standard">
      <style:graphic-properties draw:marker-end="Arrow" draw:marker-end-width="0.3cm" draw:textarea-horizontal-align="center" draw:textarea-vertical-align="middle"/>
    </style:style>
    <style:style style:name="gr8" style:family="graphic" style:parent-style-name="W_5f_Component" style:list-style-name="L2"/>
    <style:style style:name="gr9" style:family="graphic" style:parent-style-name="standard">
      <style:graphic-properties draw:fill-color="#000000" draw:textarea-horizontal-align="center" draw:textarea-vertical-align="middle"/>
    </style:style>
    <style:style style:name="gr10" style:family="graphic" style:parent-style-name="objectwithoutfill">
      <style:graphic-properties draw:marker-end="Arrow" draw:fill="none" draw:textarea-horizontal-align="center"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style:text-properties fo:font-family="'Courier New'" style:font-family-generic="modern" style:font-pitch="fixed"/>
    </style:style>
    <style:style style:name="T1" style:family="text">
      <style:text-properties fo:font-family="'Courier New'" style:font-family-generic="modern"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254cm"/>
        <style:text-properties fo:font-family="StarSymbol" style:use-window-font-color="true" fo:font-size="45%"/>
      </text:list-level-style-bullet>
      <text:list-level-style-bullet text:level="2" text:bullet-char="●">
        <style:list-level-properties text:space-before="0.6cm" text:min-label-width="0.254cm"/>
        <style:text-properties fo:font-family="StarSymbol" style:use-window-font-color="true" fo:font-size="45%"/>
      </text:list-level-style-bullet>
      <text:list-level-style-bullet text:level="3" text:bullet-char="●">
        <style:list-level-properties text:space-before="1.2cm" text:min-label-width="0.254cm"/>
        <style:text-properties fo:font-family="StarSymbol" style:use-window-font-color="true" fo:font-size="45%"/>
      </text:list-level-style-bullet>
      <text:list-level-style-bullet text:level="4" text:bullet-char="●">
        <style:list-level-properties text:space-before="1.8cm" text:min-label-width="0.254cm"/>
        <style:text-properties fo:font-family="StarSymbol" style:use-window-font-color="true" fo:font-size="45%"/>
      </text:list-level-style-bullet>
      <text:list-level-style-bullet text:level="5" text:bullet-char="●">
        <style:list-level-properties text:space-before="2.4cm" text:min-label-width="0.254cm"/>
        <style:text-properties fo:font-family="StarSymbol" style:use-window-font-color="true" fo:font-size="45%"/>
      </text:list-level-style-bullet>
      <text:list-level-style-bullet text:level="6" text:bullet-char="●">
        <style:list-level-properties text:space-before="3cm" text:min-label-width="0.254cm"/>
        <style:text-properties fo:font-family="StarSymbol" style:use-window-font-color="true" fo:font-size="45%"/>
      </text:list-level-style-bullet>
      <text:list-level-style-bullet text:level="7" text:bullet-char="●">
        <style:list-level-properties text:space-before="3.6cm" text:min-label-width="0.254cm"/>
        <style:text-properties fo:font-family="StarSymbol" style:use-window-font-color="true" fo:font-size="45%"/>
      </text:list-level-style-bullet>
      <text:list-level-style-bullet text:level="8" text:bullet-char="●">
        <style:list-level-properties text:space-before="4.2cm" text:min-label-width="0.254cm"/>
        <style:text-properties fo:font-family="StarSymbol" style:use-window-font-color="true" fo:font-size="45%"/>
      </text:list-level-style-bullet>
      <text:list-level-style-bullet text:level="9" text:bullet-char="●">
        <style:list-level-properties text:space-before="4.8cm" text:min-label-width="0.254cm"/>
        <style:text-properties fo:font-family="StarSymbol" style:use-window-font-color="true" fo:font-size="45%"/>
      </text:list-level-style-bullet>
      <text:list-level-style-bullet text:level="10" text:bullet-char="●">
        <style:list-level-properties text:space-before="5.4cm" text:min-label-width="0.254cm"/>
        <style:text-properties fo:font-family="StarSymbol" style:use-window-font-color="true" fo:font-size="45%"/>
      </text:list-level-style-bullet>
    </text:list-style>
  </office:automatic-styles>
  <office:body>
    <office:drawing>
      <draw:page draw:name="page1" draw:style-name="dp1" draw:master-page-name="Default">
        <draw:custom-shape draw:style-name="gr1" draw:id="id3" draw:layer="layout" svg:width="2.604cm" svg:height="2.413cm" svg:x="6.413cm" svg:y="6.504cm">
          <text:p>T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095cm" svg:height="0.725cm" svg:x="9.969cm" svg:y="6.895cm">
          <draw:text-box>
            <text:p>TR</text:p>
          </draw:text-box>
        </draw:frame>
        <draw:custom-shape draw:style-name="gr1" draw:id="id1" draw:layer="layout" svg:width="2.604cm" svg:height="2.413cm" svg:x="4.318cm" svg:y="1.614cm">
          <text:p>T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layer="layout" svg:width="0.953cm" svg:height="0.699cm" svg:x="0.952cm" svg:y="1.741cm">
            <text:p/>
          </draw:rect>
          <draw:rect draw:style-name="gr4" draw:layer="layout" svg:width="0.953cm" svg:height="0.699cm" svg:x="0.953cm" svg:y="2.441cm">
            <text:p/>
          </draw:rect>
          <draw:rect draw:style-name="gr5" draw:layer="layout" svg:width="0.953cm" svg:height="0.699cm" svg:x="0.953cm" svg:y="3.14cm">
            <text:p/>
          </draw:rect>
          <draw:rect draw:style-name="gr6" draw:layer="layout" svg:width="0.953cm" svg:height="0.699cm" svg:x="0.953cm" svg:y="3.836cm">
            <text:p/>
          </draw:rect>
        </draw:g>
        <draw:line draw:style-name="gr7" draw:text-style-name="P1" draw:layer="layout" svg:x1="1.428cm" svg:y1="2.091cm" svg:x2="5.08cm" svg:y2="2.095cm">
          <text:p/>
        </draw:line>
        <draw:rect draw:style-name="gr8" draw:layer="layout" svg:width="2.476cm" svg:height="2.286cm" svg:x="9.969cm" svg:y="7.62cm">
          <text:list text:style-name="L2">
            <text:list-item>
              <text:p text:style-name="P2">id</text:p>
            </text:list-item>
            <text:list-item>
              <text:p text:style-name="P2">inputs</text:p>
            </text:list-item>
            <text:list-item>
              <text:p text:style-name="P2">outputs</text:p>
            </text:list-item>
            <text:list-item>
              <text:p text:style-name="P2">action</text:p>
            </text:list-item>
          </text:list>
        </draw:rect>
        <draw:frame draw:style-name="gr2" draw:text-style-name="P3" draw:layer="layout" svg:width="2.413cm" svg:height="0.704cm" svg:x="4.382cm" svg:y="1.016cm">
          <draw:text-box>
            <text:p text:style-name="P3"><text:span text:style-name="T1">waiting</text:span></text:p>
          </draw:text-box>
        </draw:frame>
        <draw:line draw:style-name="gr7" draw:text-style-name="P1" draw:layer="layout" svg:x1="1.46cm" svg:y1="2.757cm" svg:x2="4.889cm" svg:y2="3.202cm">
          <text:p/>
        </draw:line>
        <draw:frame draw:style-name="gr2" draw:text-style-name="P3" draw:layer="layout" svg:width="2.73cm" svg:height="0.704cm" draw:transform="rotate (1.5707963267946) translate (0.248cm 4.408cm)">
          <draw:text-box>
            <text:p text:style-name="P3"><text:span text:style-name="T1">blockers</text:span></text:p>
          </draw:text-box>
        </draw:frame>
        <draw:line draw:style-name="gr7" draw:text-style-name="P1" draw:layer="layout" svg:x1="1.46cm" svg:y1="3.519cm" svg:x2="4.889cm" svg:y2="2.567cm">
          <text:p/>
        </draw:line>
        <draw:line draw:style-name="gr7" draw:text-style-name="P1" draw:layer="layout" svg:x1="1.461cm" svg:y1="2.758cm" svg:x2="6.286cm" svg:y2="2.313cm">
          <text:p/>
        </draw:line>
        <draw:line draw:style-name="gr7" draw:text-style-name="P1" draw:layer="layout" svg:x1="1.397cm" svg:y1="4.154cm" svg:x2="5.778cm" svg:y2="3.265cm">
          <text:p/>
        </draw:line>
        <draw:ellipse draw:style-name="gr9" draw:text-style-name="P1" draw:layer="layout" svg:width="0.191cm" svg:height="0.19cm" svg:x="1.333cm" svg:y="1.996cm">
          <text:p/>
        </draw:ellipse>
        <draw:ellipse draw:style-name="gr9" draw:text-style-name="P1" draw:layer="layout" svg:width="0.191cm" svg:height="0.19cm" svg:x="1.334cm" svg:y="2.696cm">
          <text:p/>
        </draw:ellipse>
        <draw:ellipse draw:style-name="gr9" draw:text-style-name="P1" draw:layer="layout" svg:width="0.191cm" svg:height="0.19cm" svg:x="1.335cm" svg:y="3.396cm">
          <text:p/>
        </draw:ellipse>
        <draw:ellipse draw:style-name="gr9" draw:text-style-name="P1" draw:layer="layout" svg:width="0.191cm" svg:height="0.19cm" svg:x="1.335cm" svg:y="4.096cm">
          <text:p/>
        </draw:ellipse>
        <draw:custom-shape draw:style-name="gr1" draw:id="id2" draw:layer="layout" svg:width="2.604cm" svg:height="2.413cm" svg:x="1.142cm" svg:y="5.424cm">
          <text:p>TR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W_5f_Structure" draw:layer="layout" svg:width="2.413cm" svg:height="0.454cm" draw:transform="rotate (1.5707963267946) translate (0.564cm 7.52cm)">
          <draw:text-box>
            <text:p>ready</text:p>
          </draw:text-box>
        </draw:frame>
        <draw:connector draw:style-name="gr7" draw:text-style-name="P1" draw:layer="layout" draw:type="curve" svg:x1="5.62cm" svg:y1="4.027cm" svg:x2="2.444cm" svg:y2="5.424cm" draw:start-shape="id1" draw:start-glue-point="2" draw:end-shape="id2" svg:d="m5620 4027c0 1047-3176 349-3176 1397">
          <text:p/>
        </draw:connector>
        <draw:frame draw:style-name="gr2" draw:layer="layout" svg:width="4.318cm" svg:height="0.725cm" svg:x="3.81cm" svg:y="6.006cm">
          <draw:text-box>
            <text:p>work unit released</text:p>
          </draw:text-box>
        </draw:frame>
        <draw:frame draw:style-name="gr2" draw:layer="layout" svg:width="4.318cm" svg:height="0.725cm" svg:x="2.563cm" svg:y="4cm">
          <draw:text-box>
            <text:p>inputs closed</text:p>
          </draw:text-box>
        </draw:frame>
        <draw:connector draw:style-name="gr7" draw:text-style-name="P1" draw:layer="layout" draw:type="curve" svg:x1="3.746cm" svg:y1="6.63cm" svg:x2="6.413cm" svg:y2="7.71cm" draw:start-shape="id2" draw:start-glue-point="1" draw:end-shape="id3" svg:d="m3746 6630c2001 0 668 1080 2667 1080">
          <text:p/>
        </draw:connector>
        <draw:frame draw:style-name="W_5f_Structure" draw:layer="layout" svg:width="2.413cm" svg:height="0.454cm" draw:transform="rotate (1.5707963267946) translate (5.451cm 9.044cm)">
          <draw:text-box>
            <text:p>running</text:p>
          </draw:text-box>
        </draw:frame>
        <draw:frame draw:style-name="gr2" draw:layer="layout" svg:width="2.095cm" svg:height="0.725cm" svg:x="0.254cm" svg:y="1.053cm">
          <draw:text-box>
            <text:p>TDs</text:p>
          </draw:text-box>
        </draw:frame>
        <draw:path draw:style-name="gr10" draw:text-style-name="P1" draw:layer="layout" svg:width="5.786cm" svg:height="6.887cm" draw:transform="rotate (1.53623880760512) translate (1.29888013528142cm 6.37451168478318cm)" svg:viewBox="0 0 5787 6888" svg:d="m0 9679c3140-15 5266 673 5522-191 682-2311-111-5015-589-6015l-270-436">
          <text:p/>
        </draw:path>
        <draw:frame draw:style-name="gr2" draw:layer="layout" svg:width="4.318cm" svg:height="1.199cm" svg:x="8.191cm" svg:y="3.048cm">
          <draw:text-box>
            <text:p>job complete - </text:p>
            <text:p>close data</text:p>
          </draw:text-box>
        </draw:frame>
        <draw:path draw:style-name="gr10" draw:text-style-name="P1" draw:layer="layout" svg:width="4.606cm" svg:height="1.278cm" draw:transform="rotate (1.53623880760512) translate (6.52795927431683cm 6.81585619904145cm)" svg:viewBox="0 0 4607 1279" svg:d="m0 14739c635-22 1910 124 2988 24 966-91 1975 186 1496-815l-460-429">
          <text:p/>
        </draw:path>
        <draw:frame draw:style-name="gr2" draw:layer="layout" svg:width="4.318cm" svg:height="1.673cm" svg:x="8.064cm" svg:y="4.423cm">
          <draw:text-box>
            <text:p>job runs - </text:p>
            <text:p>create TRs<text:line-break/>&amp; TDs</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_5f_Component" style:display-name="W_Component" style:family="graphic" style:parent-style-name="standard">
      <style:graphic-properties draw:stroke-dash="Dash_20_2" draw:fill-color="#ffffff" draw:fill-gradient-name="Gradient_20_7" draw:fill-hatch-name="Hatch_20_1" draw:fill-image-name="Bitmape_20_1" draw:fill-image-width="0cm" draw:fill-image-height="0cm" draw:textarea-horizontal-align="center" draw:textarea-vertical-align="middle"/>
      <style:paragraph-properties fo:text-align="center"/>
      <style:text-properties fo:font-size="12pt"/>
    </style:style>
    <style:style style:name="W_5f_Label" style:display-name="W_Label" style:family="graphic" style:parent-style-name="standard">
      <style:graphic-properties draw:stroke="none" draw:stroke-dash="Dash_20_2" draw:fill="none" draw:fill-gradient-name="Gradient_20_7" draw:fill-hatch-name="Hatch_20_1" draw:fill-image-name="Bitmape_20_1" fo:min-height="0.714cm"/>
      <style:text-properties fo:font-size="12pt"/>
    </style:style>
    <style:style style:name="W_5f_Structure" style:display-name="W_Structure" style:family="graphic" style:parent-style-name="W_5f_Label">
      <style:graphic-properties draw:stroke="none" draw:stroke-dash="Dash_20_2" svg:stroke-width="0cm" svg:stroke-color="#000000" draw:marker-start-width="0.3cm" draw:marker-start-center="false" draw:marker-end-width="0.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draw:fit-to-contour="false" fo:max-height="0cm" fo:max-width="0cm" fo:min-height="0.131cm" fo:min-width="0cm" fo:padding-top="0cm" fo:padding-bottom="0cm" fo:padding-left="0cm" fo:padding-right="0cm" fo:wrap-option="no-wrap" draw:shadow="hidden" draw:shadow-offset-x="0.305cm" draw:shadow-offset-y="0.305cm" draw:shadow-color="#808080" draw:shadow-opacity="100%" text:animation="none" text:animation-direction="left" text:animation-start-inside="false" text:animation-stop-inside="false" text:animation-repeat="0" text:animation-delay="PT00H00M00S" text:animation-steps="0cm">
        <text:list-style style:name="W_5f_Structure" style:display-name="W_Structur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Courier New'" style:font-family-generic="modern" style:font-pitch="fixed" fo:font-size="12pt" fo:letter-spacing="normal" fo:language="en" fo:country="US" fo:font-style="normal" fo:text-shadow="none" style:text-underline-style="none" fo:font-weight="normal" style:text-underline-mode="continuous" style:text-overline-mode="continuous" style:text-line-through-mode="continuous" style:letter-kerning="true" style:font-family-asian="'Arial Unicode MS'" style:font-family-generic-asian="system" style:font-pitch-asian="variable" style:font-size-asian="18pt" style:language-asian="zh" style:country-asian="CN" style:font-style-asian="normal" style:font-weight-asian="normal" style:font-family-complex="Tahoma"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0cm" fo:margin-bottom="0cm" fo:margin-left="0cm" fo:margin-right="0cm" fo:page-width="12.7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Justin Wozniak</meta:initial-creator>
    <meta:creation-date>2011-10-17T16:45:31.09</meta:creation-date>
    <dc:date>2011-10-17T17:08:48.62</dc:date>
    <dc:creator>Justin Wozniak</dc:creator>
    <meta:editing-duration>PT00H23M15S</meta:editing-duration>
    <meta:editing-cycles>8</meta:editing-cycles>
    <meta:generator>OpenOffice.org/3.2$Win32 OpenOffice.org_project/320m12$Build-9483</meta:generator>
    <meta:document-statistic meta:object-count="32"/>
  </office:meta>
</office:document-meta>
</file>